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officeooo:paragraph-rsid="0004004e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Times New Roman" fo:font-size="12pt" fo:font-weight="bold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Times New Roman" fo:font-size="12pt" fo:font-weight="bold" officeooo:paragraph-rsid="0004004e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imes New Roman" fo:font-size="12pt" fo:font-weight="bold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imes New Roman" fo:font-size="12pt" style:font-name-asian="Times New Roman1" style:font-size-asian="12pt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imes New Roman" fo:font-size="12pt" officeooo:paragraph-rsid="0004004e" style:font-name-asian="Times New Roman1" style:font-size-asian="12pt" style:font-name-complex="Times New Roman1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Times New Roman" fo:font-size="14pt" fo:font-weight="bold" officeooo:paragraph-rsid="0004004e" style:font-name-asian="Times New Roman1" style:font-size-asian="14pt" style:font-weight-asian="bold" style:font-name-complex="Times New Roman1" fo:hyphenate="false" fo:hyphenation-remain-char-count="2" fo:hyphenation-push-char-count="2"/>
    </style:style>
    <style:style style:name="P8" style:family="paragraph" style:parent-style-name="Standard">
      <style:paragraph-properties fo:margin-top="0.353cm" fo:margin-bottom="0cm" loext:contextual-spacing="false" fo:line-height="150%" fo:text-align="center" style:justify-single-word="false" fo:keep-together="always" fo:hyphenation-ladder-count="no-limit" fo:keep-with-next="always"/>
      <style:text-properties officeooo:paragraph-rsid="0004004e" fo:hyphenate="false" fo:hyphenation-remain-char-count="2" fo:hyphenation-push-char-count="2"/>
    </style:style>
    <style:style style:name="P9" style:family="paragraph" style:parent-style-name="Standard">
      <style:paragraph-properties fo:margin-top="0.353cm" fo:margin-bottom="0cm" loext:contextual-spacing="false" fo:line-height="150%" fo:text-align="center" style:justify-single-word="false" fo:keep-together="always" fo:hyphenation-ladder-count="no-limit" fo:keep-with-next="always"/>
      <style:text-properties fo:color="#404040" style:font-name="Times New Roman" fo:font-size="12pt" fo:font-weight="bold" officeooo:paragraph-rsid="0004004e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9.4cm" style:auto-text-indent="false" style:page-number="auto" fo:background-color="transparent">
        <style:tab-stops>
          <style:tab-stop style:position="9.786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9.4cm" style:auto-text-indent="false" fo:background-color="transparent">
        <style:tab-stops>
          <style:tab-stop style:position="9.786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9.4cm" style:auto-text-indent="false" fo:background-color="transparent">
        <style:tab-stops>
          <style:tab-stop style:position="9.786cm"/>
        </style:tab-stops>
      </style:paragraph-properties>
      <style:text-properties style:font-name="Times New Roman" fo:font-size="12pt" style:font-name-asian="Times New Roman1" style:font-size-asian="12pt" style:font-name-complex="Times New Roman1" fo:hyphenate="fals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9.4cm" style:auto-text-indent="false" fo:background-color="transparent">
        <style:tab-stops>
          <style:tab-stop style:position="9.786cm"/>
        </style:tab-stops>
      </style:paragraph-properties>
      <style:text-properties style:font-name="Times New Roman" fo:font-size="12pt" officeooo:rsid="0004004e" officeooo:paragraph-rsid="0004004e" style:font-name-asian="Times New Roman1" style:font-size-asian="12pt" style:font-name-complex="Times New Roman1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style:page-number="auto" fo:background-color="transparent"/>
      <style:text-properties fo:font-size="14pt" officeooo:paragraph-rsid="0004004e" style:font-size-asian="14pt" style:font-size-complex="14pt" fo:hyphenate="false" fo:hyphenation-remain-char-count="2" fo:hyphenation-push-char-count="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officeooo:paragraph-rsid="0004004e" style:font-size-asian="14pt" style:font-size-complex="14pt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officeooo:rsid="0004b569" officeooo:paragraph-rsid="0004b569" style:font-size-asian="14pt" style:font-size-complex="14pt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weight="bold" officeooo:rsid="0004004e" officeooo:paragraph-rsid="0004004e" style:font-size-asian="14pt" style:font-weight-asian="bold" style:font-size-complex="14pt" style:font-weight-complex="bold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weight="bold" officeooo:rsid="0004b569" officeooo:paragraph-rsid="0004b569" style:font-size-asian="14pt" style:font-weight-asian="bold" style:font-size-complex="14pt" style:font-weight-complex="bold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style="italic" fo:font-weight="bold" officeooo:paragraph-rsid="0004004e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style="normal" fo:font-weight="bold" officeooo:rsid="0004b569" officeooo:paragraph-rsid="0004b569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2pt" fo:font-style="normal" fo:font-weight="normal" officeooo:rsid="0004b569" officeooo:paragraph-rsid="0004b5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hyphenation-ladder-count="no-limit" style:page-number="auto"/>
      <style:text-properties officeooo:paragraph-rsid="0004004e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style="normal" fo:font-weight="bold" officeooo:rsid="000721ee" officeooo:paragraph-rsid="000721ee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fo:background-color="transparent"/>
      <style:text-properties fo:font-size="14pt" fo:font-style="italic" fo:font-weight="normal" officeooo:rsid="000721ee" officeooo:paragraph-rsid="000721ee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.9cm" style:auto-text-indent="false" fo:background-color="transparent"/>
      <style:text-properties fo:font-size="16pt" fo:font-style="italic" fo:font-weight="bold" officeooo:rsid="000721ee" officeooo:paragraph-rsid="000721ee" style:font-size-asian="1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.9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/>
      <style:text-properties fo:font-size="14pt" fo:font-style="normal" fo:font-weight="bold" officeooo:rsid="00090191" officeooo:paragraph-rsid="00090191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/>
      <style:text-properties fo:font-size="14pt" fo:font-style="italic" fo:font-weight="normal" officeooo:rsid="00090191" officeooo:paragraph-rsid="0009019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 fo:background-color="transparent"/>
      <style:text-properties fo:font-size="16pt" fo:font-style="normal" fo:font-weight="bold" officeooo:rsid="00090191" officeooo:paragraph-rsid="00090191" style:font-size-asian="16pt" style:font-style-asian="normal" style:font-weight-asian="bold" style:font-size-complex="16pt" style:font-style-complex="normal" style:font-weight-complex="bold" fo:hyphenate="false" fo:hyphenation-remain-char-count="2" fo:hyphenation-push-char-count="2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page-number="auto" fo:background-color="transparent"/>
      <style:text-properties fo:font-size="14pt" fo:font-style="italic" fo:font-weight="normal" officeooo:rsid="00090191" officeooo:paragraph-rsid="00090191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2cm" style:auto-text-indent="false" style:page-number="auto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2cm" style:auto-text-indent="false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2cm" style:auto-text-indent="false" style:page-number="auto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2cm" style:auto-text-indent="false" style:page-number="auto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2cm" style:auto-text-indent="false" style:page-number="auto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.9cm" style:auto-text-indent="false" style:page-number="auto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.9cm" style:auto-text-indent="false" fo:background-color="transparent"/>
      <style:text-properties fo:font-size="14pt" fo:font-style="normal" fo:font-weight="normal" officeooo:rsid="000721ee" officeooo:paragraph-rsid="000721e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.101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.101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cm" style:auto-text-indent="false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1cm" style:auto-text-indent="false" style:page-number="auto" fo:background-color="transparent"/>
      <style:text-properties fo:font-size="14pt" fo:font-style="normal" fo:font-weight="normal" officeooo:rsid="00090191" officeooo:paragraph-rsid="0009019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style:font-name="Times New Roman" fo:font-size="12pt" fo:font-weight="bold" officeooo:rsid="0004004e" style:font-name-asian="Times New Roman1" style:font-size-asian="12pt" style:font-weight-asian="bold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4004e" style:font-name-asian="Times New Roman1" style:font-size-asian="12pt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style:font-name-asian="Times New Roman1" style:font-size-asian="14pt" style:font-name-complex="Times New Roman1"/>
    </style:style>
    <style:style style:name="T7" style:family="text">
      <style:text-properties style:font-name="Segoe UI Symbol" fo:font-size="14pt" fo:font-weight="bold" officeooo:rsid="0004004e" style:font-name-asian="Segoe UI Symbol1" style:font-size-asian="14pt" style:font-weight-asian="bold" style:font-name-complex="Segoe UI Symbol1"/>
    </style:style>
    <style:style style:name="T8" style:family="text">
      <style:text-properties fo:color="#404040" style:font-name="Times New Roman" fo:font-size="14pt" fo:font-weight="bold" style:font-name-asian="Times New Roman1" style:font-size-asian="14pt" style:font-weight-asian="bold" style:font-name-complex="Times New Roman1"/>
    </style:style>
    <style:style style:name="T9" style:family="text">
      <style:text-properties fo:color="#404040" style:font-name="Times New Roman" fo:font-size="14pt" fo:font-weight="bold" officeooo:rsid="0004004e" style:font-name-asian="Times New Roman1" style:font-size-asian="14pt" style:font-weight-asian="bold" style:font-name-complex="Times New Roman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Міністерство освіти та науки України <text:line-break/>Національний технічний університет України <text:line-break/>«Київський політехнічний інститут </text:span><text:span text:style-name="T2">ім. Ігоря Сікорського</text:span><text:span text:style-name="T1">»<text:line-break/>Факультет прикладної математики<text:line-break/>Кафедра системного програмування і спеціалізованих комп’ютерних систем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"><text:span text:style-name="T5">Лабораторна робота </text:span><text:span text:style-name="T7">№1</text:span><text:span text:style-name="T5"><text:line-break/><text:line-break/></text:span><text:span text:style-name="T6">з дисципліни</text:span></text:p>
      <text:p text:style-name="P8"><text:span text:style-name="T8">«</text:span><text:span text:style-name="T9">Архітектура комп’ютерів 2. Програмне забезпечення</text:span><text:span text:style-name="T8">»<text:line-break/></text:span></text:p>
      <text:p text:style-name="P9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Викона</text:span><text:span text:style-name="T4">ли</text:span><text:span text:style-name="T3">: </text:span></text:p>
      <text:p text:style-name="P13"><text:tab/>Кеворков Юрій</text:p>
      <text:p text:style-name="P13"><text:tab/>Дігалевич Юрій</text:p>
      <text:p text:style-name="P13"><text:tab/>Вітовщик Михайло</text:p>
      <text:p text:style-name="P11"><text:span text:style-name="T4">с</text:span><text:span text:style-name="T3">тудент</text:span><text:span text:style-name="T4">и</text:span><text:span text:style-name="T3"> групи КВ-</text:span><text:span text:style-name="T4">43</text:span></text:p>
      <text:p text:style-name="P12"/>
      <text:p text:style-name="P12">Перевірив________________________</text:p>
      <text:p text:style-name="P5"/>
      <text:p text:style-name="P5"/>
      <text:p text:style-name="P4"/>
      <text:p text:style-name="P6"/>
      <text:p text:style-name="P1"><text:span text:style-name="T2">м</text:span><text:span text:style-name="T1">. Київ</text:span></text:p>
      <text:p text:style-name="P3">2017</text:p>
      <text:p text:style-name="P14"/>
      <text:p text:style-name="P18"><text:soft-page-break/>Завдання:</text:p>
      <text:p text:style-name="P15">1. Розробити програмні засоби мовою програмування Python 3 згідно з обраним варіантом завдання. Розроблений програмний код повинен складатися з окремих функцій, кожна з яких має не більше 10 рядків та не більше 3 рівнів вкладеності. Розроблені засоби мають бути інтерактивними та надавати користувачу можливість взаємодії з ними через консоль.</text:p>
      <text:p text:style-name="P15">2. Виконати декомпозицію розробленого програмного коду на окремі модулі, які відповідають за бізнес-логіку, введення-виведення та управління порядком виконання (контролер).</text:p>
      <text:p text:style-name="P15">3. Додати до кожної функції документуючий коментар та набір док-тестів. Покриття програмного коду тестами повинно складати не менше 80%.</text:p>
      <text:p text:style-name="P15">4. За допомогою засобів статичного аналізу pep8 та pyflakes забезпечити сумісність програмного коду із стандартами кодування.</text:p>
      <text:p text:style-name="P15">5. Розмістити розроблені програмні засоби у публічному сховищі програмного коду (github, bitbucket тощо).</text:p>
      <text:p text:style-name="P19">Варіанти завдань.</text:p>
      <text:p text:style-name="P19">5. Щоденник погоди.</text:p>
      <text:p text:style-name="P15"/>
      <text:p text:style-name="P17">Репозиторій:</text:p>
      <text:p text:style-name="P16"><text:a xlink:type="simple" xlink:href="https://github.com/archcompyym" text:style-name="Internet_20_link" text:visited-style-name="Visited_20_Internet_20_Link">https://github.com/archcompyym</text:a></text:p>
      <text:p text:style-name="P16"/>
      <text:p text:style-name="P20">Приклад сесії взаємодії з розробленими програмними засобами:</text:p>
      <text:section text:style-name="Sect1" text:name="Розділ1"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1</text:p>
        <text:p text:style-name="P21"/>
        <text:p text:style-name="P21">----------------------------------</text:p>
        <text:p text:style-name="P21">2017 march 8</text:p>
        <text:p text:style-name="P21">sunny +13 <text:s/>wimd 3 (m/s)</text:p>
        <text:p text:style-name="P21">----------------------------------</text:p>
        <text:p text:style-name="P21">2013 may 13</text:p>
        <text:p text:style-name="P21">sunny +20 <text:s/>wimd 4 (m/s)</text:p>
        <text:p text:style-name="P21">----------------------------------</text:p>
        <text:p text:style-name="P21">2017 march 13</text:p>
        <text:p text:style-name="P21">sunny +23 <text:s/>wimd 4 (m/s)</text:p>
        <text:p text:style-name="P21">----------------------------------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2</text:p>
        <text:p text:style-name="P21"/>
        <text:p text:style-name="P21">Enter year, month, day (example 2017 march 23):</text:p>
        <text:p text:style-name="P21">Year: 2013</text:p>
        <text:p text:style-name="P21">Month: may</text:p>
        <text:p text:style-name="P21">Day: 13</text:p>
        <text:p text:style-name="P21"/>
        <text:p text:style-name="P21">-------------------------------</text:p>
        <text:p text:style-name="P21">At <text:s/>2013 may 13</text:p>
        <text:p text:style-name="P21">sunny +20 <text:s/>wimd 4</text:p>
        <text:p text:style-name="P21">--------------------------------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3</text:p>
        <text:p text:style-name="P21"><text:soft-page-break/></text:p>
        <text:p text:style-name="P21">Enter year, month, day (example 2017 march 23):</text:p>
        <text:p text:style-name="P21">Year: 2014 <text:s/></text:p>
        <text:p text:style-name="P21">Month: april</text:p>
        <text:p text:style-name="P21">Day: 17</text:p>
        <text:p text:style-name="P21">weather: sunny</text:p>
        <text:p text:style-name="P21">temperature: +20</text:p>
        <text:p text:style-name="P21">wimd(m/s): 5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1</text:p>
        <text:p text:style-name="P21"/>
        <text:p text:style-name="P21">----------------------------------</text:p>
        <text:p text:style-name="P21">2017 march 8</text:p>
        <text:p text:style-name="P21">sunny +13 <text:s/>wimd 3 (m/s)</text:p>
        <text:p text:style-name="P21">----------------------------------</text:p>
        <text:p text:style-name="P21">2013 may 13</text:p>
        <text:p text:style-name="P21">sunny +20 <text:s/>wimd 4 (m/s)</text:p>
        <text:p text:style-name="P21">----------------------------------</text:p>
        <text:p text:style-name="P21">2017 march 13</text:p>
        <text:p text:style-name="P21">sunny +23 <text:s/>wimd 4 (m/s)</text:p>
        <text:p text:style-name="P21">----------------------------------</text:p>
        <text:p text:style-name="P21">2014 april 17</text:p>
        <text:p text:style-name="P21">sunny +20 <text:s/>wimd 5 (m/s)</text:p>
        <text:p text:style-name="P21">----------------------------------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4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4</text:p>
        <text:p text:style-name="P21"/>
        <text:p text:style-name="P21">Enter year, month, day (example 2017 march 23):</text:p>
        <text:p text:style-name="P21">Year: 2013</text:p>
        <text:p text:style-name="P21">Month: may</text:p>
        <text:p text:style-name="P21">Day: 13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1</text:p>
        <text:p text:style-name="P21"/>
        <text:p text:style-name="P21">----------------------------------</text:p>
        <text:p text:style-name="P21">2017 march 8</text:p>
        <text:p text:style-name="P21">sunny +13 <text:s/>wimd 3 (m/s)</text:p>
        <text:p text:style-name="P21">----------------------------------</text:p>
        <text:p text:style-name="P21">2017 march 13</text:p>
        <text:p text:style-name="P21">sunny +23 <text:s/>wimd 4 (m/s)</text:p>
        <text:p text:style-name="P21">----------------------------------</text:p>
        <text:p text:style-name="P21">2014 april 17</text:p>
        <text:p text:style-name="P21">sunny +20 <text:s/>wimd 5 (m/s)</text:p>
        <text:p text:style-name="P21">----------------------------------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5</text:p>
        <text:p text:style-name="P21"/>
        <text:p text:style-name="P21">Enter year, month, day (example 2017 march 23):</text:p>
        <text:p text:style-name="P21">Year: 2017</text:p>
        <text:p text:style-name="P21">Month: march</text:p>
        <text:p text:style-name="P21">Day: 8</text:p>
        <text:p text:style-name="P21">weather: sunny</text:p>
        <text:p text:style-name="P21">temperature: +18</text:p>
        <text:p text:style-name="P21">wimd(m/s): 2</text:p>
        <text:p text:style-name="P21"><text:soft-page-break/></text:p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1</text:p>
        <text:p text:style-name="P21"/>
        <text:p text:style-name="P21">----------------------------------</text:p>
        <text:p text:style-name="P21">2017 march 13</text:p>
        <text:p text:style-name="P21">sunny +23 <text:s/>wimd 4 (m/s)</text:p>
        <text:p text:style-name="P21">----------------------------------</text:p>
        <text:p text:style-name="P21">2014 april 17</text:p>
        <text:p text:style-name="P21">sunny +20 <text:s/>wimd 5 (m/s)</text:p>
        <text:p text:style-name="P21">----------------------------------</text:p>
        <text:p text:style-name="P21">2017 march 8</text:p>
        <text:p text:style-name="P21">sunny +18 <text:s/>wimd 2 (m/s)</text:p>
        <text:p text:style-name="P21">----------------------------------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6</text:p>
        <text:p text:style-name="P21">Enter year, month (example 2017 march ):</text:p>
        <text:p text:style-name="P21">Year = 2017 </text:p>
        <text:p text:style-name="P21">Month = march</text:p>
        <text:p text:style-name="P21">Average temperature in <text:s/>march 2017 <text:s/>= <text:s/>20</text:p>
        <text:p text:style-name="P21"/>
        <text:p text:style-name="P21">Select:</text:p>
        <text:p text:style-name="P21"><text:s/>1. Display all days</text:p>
        <text:p text:style-name="P21"><text:s/>2. Find day</text:p>
        <text:p text:style-name="P21"><text:s/>3. Add day</text:p>
        <text:p text:style-name="P21"><text:s/>4. Delete day</text:p>
        <text:p text:style-name="P21"><text:s/>5. Rewrite day</text:p>
        <text:p text:style-name="P21"><text:s/>6. Average temperature per month</text:p>
        <text:p text:style-name="P21">0. Exit</text:p>
        <text:p text:style-name="P21"/>
        <text:p text:style-name="P21">Choice: <text:s/>0</text:p>
      </text:section>
      <text:p text:style-name="P21"/>
      <text:p text:style-name="P21"/>
      <text:p text:style-name="P20">Автоматично згенерована документація за документуючими коментарями:</text:p>
      <text:p text:style-name="P26">Control</text:p>
      <text:p text:style-name="P23"><text:span text:style-name="T10">Modules: <text:s/></text:span>Editor, In_out</text:p>
      <text:p text:style-name="P24">Functions:<text:span text:style-name="T11"><text:tab/></text:span></text:p>
      <text:p text:style-name="P25">day()</text:p>
      <text:p text:style-name="P23"><text:tab/>Enter date</text:p>
      <text:p text:style-name="P23"/>
      <text:p text:style-name="P25">menu(cal)</text:p>
      <text:p text:style-name="P23"><text:tab/>Main menu</text:p>
      <text:p text:style-name="P23"/>
      <text:p text:style-name="P25">mode()</text:p>
      <text:p text:style-name="P23"><text:tab/>Mode choice elements menu</text:p>
      <text:p text:style-name="P23"/>
      <text:p text:style-name="P25">selector(cal, a)</text:p>
      <text:p text:style-name="P23"><text:tab/>Select enter value in mode</text:p>
      <text:p text:style-name="P23"/>
      <text:p text:style-name="P26">Editor</text:p>
      <text:p text:style-name="P24">Functions</text:p>
      <text:p text:style-name="P25">add_el(cal, y, m, d)</text:p>
      <text:p text:style-name="P34">Add element function.</text:p>
      <text:p text:style-name="P34">tests:</text:p>
      <text:p text:style-name="P34"><text:soft-page-break/>cal = {}</text:p>
      <text:p text:style-name="P35">cal = add_el(cal, "2016", "march", "2")</text:p>
      <text:p text:style-name="P35"><text:s text:c="3"/>=&gt; [{'year':'2017', 'day':'2', 'month':'march', 'weather':'sunny',</text:p>
      <text:p text:style-name="P35"><text:s text:c="8"/>'temperature':'+13', 'wind':'3'}]</text:p>
      <text:p text:style-name="P35">add_el(cal, "2016", "march", "2")</text:p>
      <text:p text:style-name="P35"><text:s text:c="3"/>=&gt; [{'year':'2017', 'day':'2', 'month':'march', 'weather':'sunny',</text:p>
      <text:p text:style-name="P35"><text:s text:c="8"/>'temperature':'+13', 'wind':'3'}]</text:p>
      <text:p text:style-name="P35"/>
      <text:p text:style-name="P25">del_el(cal, y, m, d)</text:p>
      <text:p text:style-name="P39">Delete element function</text:p>
      <text:p text:style-name="P40">tests:</text:p>
      <text:p text:style-name="P40">cal = <text:s/>[{'year':'2017', 'day':'2', 'month':'march', 'weather':'sunny',</text:p>
      <text:p text:style-name="P40"><text:s text:c="9"/>'temperature':'+13', 'wind':'3'}]</text:p>
      <text:p text:style-name="P40">cal = del_el(cal, "2017", "march", "2") =&gt; {}</text:p>
      <text:p text:style-name="P40"/>
      <text:p text:style-name="P25">find_el(cal, y, m, d)</text:p>
      <text:p text:style-name="P34">Find day.</text:p>
      <text:p text:style-name="P35">tests:</text:p>
      <text:p text:style-name="P35">cal = {}</text:p>
      <text:p text:style-name="P35">find_el(cal, "2015", "march", "8") =&gt; None</text:p>
      <text:p text:style-name="P35">cal = [{'year':'2017', 'day':'8', 'month':'march', 'weather':'sunny',</text:p>
      <text:p text:style-name="P35"><text:s text:c="7"/>'temperature':'+13', 'wind':'3'}]</text:p>
      <text:p text:style-name="P35">find_el(cal, "2017", "march", "8")</text:p>
      <text:p text:style-name="P35">=&gt; {'year':'2017', 'day':'8', 'month':'march', 'weather':'sunny',</text:p>
      <text:p text:style-name="P35"><text:s text:c="4"/>'temperature':'+13', 'wind':'3'}</text:p>
      <text:p text:style-name="P35"/>
      <text:p text:style-name="P32">In_out</text:p>
      <text:p text:style-name="P30">Modules: <text:span text:style-name="T11">pickle</text:span></text:p>
      <text:p text:style-name="P30">Functions:<text:span text:style-name="T11"><text:tab/></text:span></text:p>
      <text:p text:style-name="P31">All_days(cal)</text:p>
      <text:p text:style-name="P41">Display all days</text:p>
      <text:p text:style-name="P31">Fillin()</text:p>
      <text:p text:style-name="P41">Function that loads data from a file</text:p>
      <text:p text:style-name="P31">Midl_temp(cal)</text:p>
      <text:p text:style-name="P43">Output function average temperature.</text:p>
      <text:p text:style-name="P44">tests:</text:p>
      <text:p text:style-name="P44">Midl_temp("2017", "march") -&gt; 18</text:p>
      <text:p text:style-name="P44">Midl_temp("2016", "april") -&gt; 0</text:p>
      <text:p text:style-name="P31">Out_day(cal, y, m, d)</text:p>
      <text:p text:style-name="P27">Function that introduces information about a particular day</text:p>
      <text:p text:style-name="P31">Temp(cal, y, m)</text:p>
      <text:p text:style-name="P43">Average temperature calculation function.</text:p>
      <text:p text:style-name="P44">tests:</text:p>
      <text:p text:style-name="P44">Temp("2017", "march") -&gt; 18</text:p>
      <text:p text:style-name="P44">Temp("2016", "april") -&gt; 0</text:p>
      <text:p text:style-name="P33"><text:soft-page-break/>check_date(y, m, d=None)</text:p>
      <text:p text:style-name="P44">Check correct input data.</text:p>
      <text:p text:style-name="P44">tests:</text:p>
      <text:p text:style-name="P44">check_date("2017", "April", "21") -&gt; True</text:p>
      <text:p text:style-name="P44">check_date("1016", "April", "21") -&gt; False</text:p>
      <text:p text:style-name="P44">check_date("2015", "Apr", "21") -&gt; False</text:p>
      <text:p text:style-name="P44">check_date("2014", "April", "32") -&gt; False</text:p>
      <text:p text:style-name="P44">check_date("2134", "April") -&gt; True</text:p>
      <text:p text:style-name="P44">check_date("1996", "Oct") -&gt; False</text:p>
      <text:p text:style-name="P44"/>
      <text:p text:style-name="P32">Main</text:p>
      <text:p text:style-name="P29"><text:span text:style-name="T10">Modules:</text:span> Control, In_out</text:p>
      <text:p text:style-name="P30">Functions:</text:p>
      <text:p text:style-name="P31">start()</text:p>
      <text:p text:style-name="P27">function for run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08:55.450447509</meta:creation-date>
    <dc:date>2017-04-25T18:46:11.307505308</dc:date>
    <meta:editing-duration>PT10H34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268" meta:word-count="914" meta:character-count="6415" meta:non-whitespace-character-count="5610"/>
  </office:meta>
</office:document-meta>
</file>